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9006in"/>
    </style:style>
    <style:style style:name="TableColumn3" style:family="table-column">
      <style:table-column-properties style:column-width="2.4465in"/>
    </style:style>
    <style:style style:name="TableColumn4" style:family="table-column">
      <style:table-column-properties style:column-width="2.5583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1.1826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T12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3" style:parent-style-name="Standardnípísmoodstavce" style:family="text">
      <style:text-properties fo:language="cs" fo:country="CZ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Datum</text:p>
          </table:table-cell>
          <table:table-cell table:style-name="TableCell10">
            <text:p text:style-name="Normální">774/2017/VOP/MKČ-<text:s/>6610/2017</text:p>
            <text:p text:style-name="Normální">11. května 2017</text:p>
          </table:table-cell>
          <table:table-cell table:style-name="TableCell11">
            <text:p text:style-name="Normální">Vážený pan</text:p>
            <text:p text:style-name="Normální">JUDr. Roman Heinz, Ph.D.</text:p>
            <text:p text:style-name="Normální">pověřen<text:s/>řízením</text:p>
            <text:p text:style-name="Normální">Krajský úřad Jihomoravského kraje</text:p>
            <text:p text:style-name="Normální">Žerotínovo nám.<text:s/>499/3</text:p>
            <text:p text:style-name="Normální">601 82<text:s/><text:s/>Brno</text:p>
          </table:table-cell>
        </table:table-row>
      </table:table>
      <text:p text:style-name="Základnítext"/>
      <text:p text:style-name="Základnítext">Vážený pane<text:s/>doktore,</text:p>
      <text:p text:style-name="Základnítext">obracím se<text:s/>na Vás<text:s/>v záležitosti<text:s/>podnětu<text:s/>XY, bytem<text:s/>XXX<text:s/>(dále jen „XY“),<text:s/>v záležitosti<text:s/>postupu<text:s/>Krajského úřadu Jihomoravského krajem, odbor správní<text:s/>a Krajský živnostenský úřad (dále jen „krajský úřad“),<text:s/>Městského úřadu Slavkov<text:s/>u Brna, obecní živnostenský úřad (dále jen „živnostenský úřad“),<text:s/>Krajské veterinární správy Státní veterinární správy<text:s/>pro Jihomoravský kraj<text:s/>(dále jen „veterinární správa"),<text:s/>v záležitosti chovu paní<text:s/>I. N.<text:s/>a fungování<text:s/>a chovu<text:s/>spolku<text:s/>K. o., z. s., se sídlem<text:s/>č. p.<text:s/>xxx<text:s/>(dále jen „spolek“).</text:p>
      <text:p text:style-name="Základnítext">Předmětem stížnosti jsou podmínky chovu paní<text:s/>I. N.<text:s/>a fungování<text:s/>a chov<text:s/>spolku.<text:s/>XY<text:s/>poukazuje<text:s/>na skutečnost, že spolek<text:s/>fakticky<text:s/>svou činnost provozuje<text:s/>v nemovitosti<text:s/>na adrese<text:s/>xxx<text:s/>(dále jen „nemovitost“).<text:s/>Uvádí, že spolek fakticky<text:s/>funguje jako<text:s/>útulek.<text:s/>Na základě vlastních zkušeností popisuje, že zvířata zde nejsou chována<text:s/>ve vhodných podmínkách. Spolek<text:s/>na svých facebookových stránkách prezentuje svou misi jako veškerou péči<text:s/>o opuštěná, zraněná, nemocná<text:s/>a týraná zvířata, kastrační program, hledání zodpovědných osvojitelů, snižování populace bezprizorních<text:s/>a nemocných koček žijících<text:s/>na ulici.</text:p>
      <text:p text:style-name="Základnítext">Navzdory těmto veřejně prezentovaným<text:s/>skutečnostem paní N.<text:s/>při kontrole veterinární správy, provedené dne 23. 9. 2016, tvrdila, že se nejedná<text:s/>o útulek, ale<text:s/>o její zájmový chov.<text:s/>XY<text:s/>nesouhlasí<text:s/>se závěrem živnostenského úřadu<text:s/>o tom, že činnost<text:s/>K. o.<text:s/>nevykazuje charakter jakéhokoliv podnikání<text:s/>za účelem dosažení zisku<text:s/>a nesouhlasí<text:s/>s tím, že v nemovitosti jsou chována zvířata pouze<text:s/>v zájmovém chovu.</text:p>
      <text:p text:style-name="Základnítext">Ze sdělení Krajského úřadu Jihomoravského kraje, Odbor správní<text:s/>a Krajský živnostenský úřad (dále jen „krajský úřad“)<text:s/>ze dne 1. 2. 2017<text:s/>vyplývá, že K. o.<text:s/>při vyúčtování veřejné sbírky dokládá krajskému úřadu faktury,<text:s/>na co jsou finanční prostředky využívány nejčastěji<text:s/>a v jakém objemu. Pravidelně každý rok dokládá krajskému úřadu<text:s/>k vyúčtování veřejné sbírky doklady, které prokazují, jak tato právnická osoba využívá výtěžek sbírky. Prováděnou pravidelnou kontrolou vyúčtování veřejné sbírky, kterou koná<text:s/>K. o.<text:s/>za účelem získání dobrovolných finančních prostředků<text:s/>na úhradu veškeré veterinární péče<text:s/>pro <text:span text:style-name="Silné">zvířata bez domova či</text:span><text:span text:style-name="Silné"><text:s/>v </text:span><text:span text:style-name="Silné">péči<text:s/></text:span><text:span text:style-name="Silné">K. o.</text:span><text:span text:style-name="Silné">, kastrační program, krmivo, stelivo</text:span><text:span text:style-name="Silné"><text:s/>a </text:span><text:span text:style-name="Silné">ostatní potřeby</text:span><text:span text:style-name="Silné"><text:s/>pro </text:span><text:span text:style-name="Silné">péči</text:span><text:span text:style-name="Silné"><text:s/>o </text:span><text:span text:style-name="Silné">zvířata, stavební úpravy</text:span><text:span text:style-name="Silné"><text:s/>pro </text:span><text:span text:style-name="Silné">zajištění provozu útulku. Krajský úřad zjistil</text:span><text:span text:style-name="Silné">, že </text:span><text:span text:style-name="Silné">tato právnická osoba využívá celý výtěžek veřejné sbírky</text:span><text:span text:style-name="Silné"><text:s/>v </text:span><text:span text:style-name="Silné">souladu</text:span><text:span text:style-name="Silné"><text:s/>s </text:span><text:span text:style-name="Silné">výše uvedeným účelem.</text:span></text:p>
      <text:soft-page-break/>
      <text:p text:style-name="Základnítext">Vážený pane doktore,<text:s/>informuji Vás, že zástupce veřejné ochránkyně práv, JUDr. Stanislav Křeček,<text:s/>v této záležitosti zahájil<text:s/>šetření podle ustanovení<text:s/>§ 14 zákona<text:s/>o veřejném ochránci práv<text:span text:style-name="Značkapozn.podčarou"><text:note text:note-class="footnote" text:id="_ftn0"><text:note-citation>1</text:note-citation><text:note-body><text:p text:style-name="Textpozn.podčarou"><text:s/><text:span text:style-name="T12"><text:tab/></text:span><text:span text:style-name="T13">Zákon č. 349/1999 Sb., o veřejném ochránci práv, ve znění pozdějších předpisů.</text:span></text:p></text:note-body></text:note></text:span>.</text:p>
      <text:p text:style-name="Základnítext">V souladu<text:s/>s ustanovením<text:s/>§ 15 odst. 2 zákona<text:s/>o veřejném ochránci práv Vás vyzývám<text:s/>k poskytnutí informací<text:s/>a vyjádření<text:s/>v dané věci. Zejména si dovolím požádat o:</text:p>
      <text:list text:style-name="LFO16" text:continue-numbering="true">
        <text:list-item>
          <text:p text:style-name="Seznam">vlastní vyjádření<text:s/>Odboru správního<text:s/>a Krajského živnostenského úřadu,</text:p>
        </text:list-item>
        <text:list-item>
          <text:p text:style-name="Seznam">sdělení, jakým způsobem krajský úřad zjistil, že spolek využívá výtěžek veřejné sbírky<text:s/>v souladu<text:s/>s uvedeným účelem,</text:p>
        </text:list-item>
        <text:list-item>
          <text:p text:style-name="Seznam">sdělení bližších informací, jaká zvířata jsou<text:s/>v péči spolku,<text:s/>o jaké konkrétní kastrační programy, krmivo, stelivo<text:s/>a ostatní potřeby<text:s/>pro péči<text:s/>o zvířata<text:s/>se jedná,</text:p>
        </text:list-item>
        <text:list-item>
          <text:p text:style-name="Seznam">sdělení<text:s/>pro zajištění, kterého konkrétního útulku byly určeny stavební úpravy,</text:p>
        </text:list-item>
        <text:list-item>
          <text:p text:style-name="Seznam">sdělení, kde<text:s/>a jakým způsobem spolek fakticky funguje,</text:p>
        </text:list-item>
        <text:list-item>
          <text:p text:style-name="Styl1">kopie všech relevantních písemností.</text:p>
        </text:list-item>
      </text:list>
      <text:p text:style-name="Základnítext">Tyto informace zašlete,<text:s/>prosím,<text:s/>do 30 dnů<text:s/>od doručení tohoto dopisu.<text:s/>O výsledku šetření budete vyrozuměn.</text:p>
      <text:p text:style-name="Základnítext">Zároveň si Vám dovoluji oznámit, že vyřizováním podnětu byla pověřena pracovnice Kanceláře<text:s/>VOP, Mgr. Michaela Konečná (tel. č.<text:s/>542 542 336,<text:s/><text:a xlink:href="mailto:konecna@ochrance.cz" office:target-frame-name="_top" xlink:show="replace"><text:span text:style-name="Hypertextovýodkaz">konecna@ochrance.cz</text:span></text:a>), která může<text:s/>v případě potřeby poskytnout<text:s/>ve věci další součinnost.</text:p>
      <text:p text:style-name="Základnítext">Děkuji Vám<text:s/>za spolupráci<text:s/>v této věci.</text:p>
      <text:p text:style-name="Základnítext">S pozdravem</text:p>
      <text:p text:style-name="Základnítext"/>
      <text:p text:style-name="Základnítext"/>
      <text:p text:style-name="podpis">Mgr. Jana Gregorová v. r.</text:p>
      <text:p text:style-name="podpis">vedoucí oddělení stavebního řádu a životního prostředí</text:p>
      <text:p text:style-name="podpis">(dopis je opatřen elektronickým podpisem)</text:p>
      <text:p text:style-name="podpis"/>
      <text:p text:style-name="podp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Styl1" style:display-name="Styl1" style:family="paragraph" style:parent-style-name="Seznam" style:list-style-name="LFO16">
      <style:paragraph-properties fo:margin-bottom="0.1388in"/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  <style:text-properties fo:font-size="11pt" style:font-size-asian="11pt" style:font-size-complex="12pt"/>
    </style:style>
    <style:style style:name="P9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footer>
        <text:p text:style-name="P8"/>
      </style:footer>
    </style:master-page>
    <style:master-page style:next-style-name="MP0" style:name="MPF0" style:page-layout-name="PL0">
      <style:header>
        <text:p text:style-name="P9"><draw:frame draw:z-index="251658240" draw:style-name="a0" draw:name="Obrázek 1" text:anchor-type="paragraph" svg:x="-0.72431in" svg:y="-0.7875in" svg:width="2.8937in" svg:height="0.5708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Veřejný ochránce práv, Údolní 39, 602 00 Brno, tel.: (+420) 542 542 888, fax: (+420) 542 542 1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Konečná Michaela  Mgr.</meta:initial-creator>
    <dc:creator>Bádrová Pavlína Mgr.</dc:creator>
    <meta:creation-date>2019-02-04T10:46:00Z</meta:creation-date>
    <dc:date>2019-02-04T10:46:00Z</dc:date>
    <meta:print-date>2016-06-27T07:08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7" meta:word-count="578" meta:character-count="3988" meta:row-count="28" meta:non-whitespace-character-count="3417"/>
  </office:meta>
</office:document-meta>
</file>